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814cm"/>
    </style:style>
    <style:style style:name="co4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ce31" style:family="table-cell" style:parent-style-name="Default" style:data-style-name="N104"/>
    <style:style style:name="ce35" style:family="table-cell" style:parent-style-name="Default" style:data-style-name="N10107"/>
    <style:style style:name="ce36" style:family="table-cell" style:parent-style-name="Default" style:data-style-name="N10109"/>
    <style:style style:name="ce40" style:family="table-cell" style:parent-style-name="Default" style:data-style-name="N10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FindRowResults?language=Basic&amp;location=application" xlink:type="simple"/>
              </office:event-listeners>
            </form:button>
            <form:button form:name="TestsSetGetValue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GetSetValue?language=Basic&amp;location=application" xlink:type="simple"/>
              </office:event-listeners>
            </form:button>
            <form:button form:name="ClearGetSetValue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GetSetValueResults?language=Basic&amp;location=application" xlink:type="simple"/>
              </office:event-listeners>
            </form:button>
            <form:button form:name="TestsIntegrationButton" form:control-implementation="ooo:com.sun.star.form.component.CommandButton" xml:id="control7" form:id="control7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Integration?language=Basic&amp;location=application" xlink:type="simple"/>
              </office:event-listeners>
            </form:button>
            <form:button form:name="ClearIntegrationButton" form:control-implementation="ooo:com.sun.star.form.component.CommandButton" xml:id="control8" form:id="control8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IntegrationResults?language=Basic&amp;location=application" xlink:type="simple"/>
              </office:event-listeners>
            </form:button>
            <form:button form:name="TestsCalcReaderButton" form:control-implementation="ooo:com.sun.star.form.component.CommandButton" xml:id="control9" form:id="control9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CalcReader?language=Basic&amp;location=application" xlink:type="simple"/>
              </office:event-listeners>
            </form:button>
            <form:button form:name="ClearCalcReaderButton" form:control-implementation="ooo:com.sun.star.form.component.CommandButton" xml:id="control10" form:id="control10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CalcReaderResults?language=Basic&amp;location=application" xlink:type="simple"/>
              </office:event-listeners>
            </form:button>
            <form:button form:name="TestsCalcWriterButton" form:control-implementation="ooo:com.sun.star.form.component.CommandButton" xml:id="control11" form:id="control1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CalcWriter?language=Basic&amp;location=application" xlink:type="simple"/>
              </office:event-listeners>
            </form:button>
            <form:button form:name="ClearCalcWriterButton" form:control-implementation="ooo:com.sun.star.form.component.CommandButton" xml:id="control12" form:id="control12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CalcWriterResults?language=Basic&amp;location=application" xlink:type="simple"/>
              </office:event-listeners>
            </form:button>
            <form:button form:name="TestsAccWriterButton" form:control-implementation="ooo:com.sun.star.form.component.CommandButton" xml:id="control13" form:id="control13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AccWriter?language=Basic&amp;location=application" xlink:type="simple"/>
              </office:event-listeners>
            </form:button>
            <form:button form:name="ClearAccWriterButton" form:control-implementation="ooo:com.sun.star.form.component.CommandButton" xml:id="control14" form:id="control1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AccWriter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5.7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6.7cm" draw:control="control4"/>
          <draw:control draw:z-index="4" draw:text-style-name="P1" svg:width="1.4cm" svg:height="0.8cm" svg:x="0.4cm" svg:y="7.9cm" draw:control="control5"/>
          <draw:control draw:z-index="5" draw:text-style-name="P1" svg:width="1.4cm" svg:height="0.8cm" svg:x="0.4cm" svg:y="8.9cm" draw:control="control6"/>
          <draw:control draw:z-index="6" draw:text-style-name="P1" svg:width="1.4cm" svg:height="0.8cm" svg:x="0.4cm" svg:y="3.5cm" draw:control="control7"/>
          <draw:control draw:z-index="7" draw:text-style-name="P1" svg:width="1.4cm" svg:height="0.8cm" svg:x="0.4cm" svg:y="4.5cm" draw:control="control8"/>
          <draw:control draw:z-index="8" draw:text-style-name="P1" svg:width="1.4cm" svg:height="0.8cm" svg:x="0.4cm" svg:y="10.158cm" draw:control="control9"/>
          <draw:control draw:z-index="9" draw:text-style-name="P1" svg:width="1.4cm" svg:height="0.8cm" svg:x="0.4cm" svg:y="11.158cm" draw:control="control10"/>
          <draw:control draw:z-index="10" draw:text-style-name="P1" svg:width="1.4cm" svg:height="0.8cm" svg:x="0.4cm" svg:y="12.416cm" draw:control="control11"/>
          <draw:control draw:z-index="11" draw:text-style-name="P1" svg:width="1.4cm" svg:height="0.8cm" svg:x="0.4cm" svg:y="13.416cm" draw:control="control12"/>
          <draw:control draw:z-index="12" draw:text-style-name="P1" svg:width="1.4cm" svg:height="0.8cm" svg:x="0.4cm" svg:y="14.674cm" draw:control="control13"/>
          <draw:control draw:z-index="13" draw:text-style-name="P1" svg:width="1.4cm" svg:height="0.8cm" svg:x="0.4cm" svg:y="15.674cm" draw:control="control14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office:value-type="string" calcext:value-type="string">
            <text:p>SetGetValue</text:p>
          </table:table-cell>
          <table:table-cell table:style-name="ce1" office:value-type="string" calcext:value-type="string">
            <text:p>Integration</text:p>
          </table:table-cell>
          <table:table-cell table:style-name="ce1" table:number-columns-repeated="1017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style-name="ce40" table:formula="of:=TODAY()" office:value-type="date" office:date-value="2021-05-11" calcext:value-type="date">
            <text:p>11. Mai 2021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ll Tests</text:p>
          </table:table-cell>
          <table:table-cell table:style-name="ce23"/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style-name="ce24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style-name="ce31" office:value-type="currency" office:currency="CHF" office:value="66.6" calcext:value-type="currency">
            <text:p>CHF 66.60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25"/>
          <table:table-cell/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Integration-Test</text:p>
          </table:table-cell>
          <table:table-cell table:style-name="ce23" office:value-type="string" calcext:value-type="string">
            <text:p>SKIPPED</text:p>
          </table:table-cell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/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style-name="ce36"/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FindRow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IsValueSet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CalcReader</text:p>
          </table:table-cell>
          <table:table-cell office:value-type="string" calcext:value-type="string">
            <text:p>SUCCESS</text:p>
          </table:table-cell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6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alcWriter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2">
          <table:table-cell table:style-name="ce4" table:number-columns-repeated="2"/>
          <table:table-cell table:style-name="ce26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AccWriter</text:p>
          </table:table-cell>
          <table:table-cell office:value-type="string" calcext:value-type="string">
            <text:p>FAILUR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AccRow-time</text:p>
          </table:table-cell>
          <table:table-cell table:number-columns-repeated="1021"/>
        </table:table-row>
        <table:table-row table:style-name="ro2">
          <table:table-cell table:style-name="ce4" table:number-columns-repeated="2"/>
          <table:table-cell table:style-name="ce26" office:value-type="string" calcext:value-type="string">
            <text:p>00:54:41 != 11. Mai 2021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9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  <calcext:condition calcext:apply-style-name="Neutral" calcext:value="=&quot;SKIPPED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 </number:text>
      <number:month number:style="long" number:textual="true"/>
      <number:text> </number:text>
      <number:year number:style="long"/>
    </number:date-style>
    <number:date-style style:name="N10107" number:language="de" number:country="CH">
      <number:day number:style="long"/>
      <number:text>. </number:text>
      <number:month number:style="long" number:textual="true"/>
      <number:text> </number:text>
      <number:year number:style="long"/>
    </number:date-style>
    <number:currency-style style:name="N10109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9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.00.0000</text:date>, <text:time style:data-style-name="N2" text:time-value="00:23:41.511478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5-11T00:55:12.077659167</dc:date>
    <meta:editing-duration>P3DT2H19M44S</meta:editing-duration>
    <meta:editing-cycles>253</meta:editing-cycles>
    <meta:generator>LibreOffice/7.0.4.2$Linux_X86_64 LibreOffice_project/00$Build-2</meta:generator>
    <meta:document-statistic meta:table-count="1" meta:cell-count="103" meta:object-count="14"/>
  </office:meta>
</office:document-meta>
</file>